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7.37cm" fo:min-width="11.946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1.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96cm" fo:min-width="1.787cm"/>
    </style:style>
    <style:style style:name="gr5" style:family="graphic" style:parent-style-name="standard">
      <style:graphic-properties draw:textarea-horizontal-align="justify" draw:textarea-vertical-align="middle" draw:auto-grow-height="false" fo:min-height="1.416cm" fo:min-width="2.041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textarea-vertical-align="middle" draw:auto-grow-height="false" fo:min-height="0.5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322cm" fo:min-width="11.69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8.546cm" fo:min-width="13.2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12.446cm" svg:height="7.62cm" svg:x="9.652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18cm" svg:height="4.572cm" svg:x="2.738cm" svg:y="2.32cm">
          <text:p text:style-name="P2">Pyth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4.318cm" svg:height="4.572cm" svg:x="10.414cm" svg:y="2.286cm">
          <text:p text:style-name="P2">B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897cm" svg:y1="6.892cm" svg:x2="9.652cm" svg:y2="4.572cm" draw:start-shape="id1" draw:start-glue-point="6" draw:end-shape="id2" draw:end-glue-point="3" svg:d="M4897 6892v502h3458v-2822h1297" svg:viewBox="0 0 4756 2823">
          <text:p/>
        </draw:connector>
        <draw:custom-shape draw:style-name="gr4" draw:text-style-name="P2" draw:layer="layout" svg:width="2.286cm" svg:height="3.302cm" svg:x="5.56cm" svg:y="7.637cm">
          <text:p text:style-name="P2">.sh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2" xml:id="id3" draw:id="id3" draw:layer="layout" svg:width="2.54cm" svg:height="2.794cm" svg:x="18.034cm" svg:y="1.524cm">
          <text:p text:style-name="P2">install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5" draw:text-style-name="P2" xml:id="id5" draw:id="id5" draw:layer="layout" svg:width="2.54cm" svg:height="2.794cm" svg:x="18.034cm" svg:y="5.08cm">
          <text:p text:style-name="P2">setup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6" draw:text-style-name="P1" draw:layer="layout" draw:type="curve" svg:x1="18.034cm" svg:y1="2.921cm" svg:x2="14.732cm" svg:y2="4.572cm" draw:start-shape="id3" draw:start-glue-point="5" draw:end-shape="id4" draw:end-glue-point="7" svg:d="M18034 2921c-2475 0-824 1651-3302 1651" svg:viewBox="0 0 3303 1652">
          <text:p/>
        </draw:connector>
        <draw:connector draw:style-name="gr6" draw:text-style-name="P1" draw:layer="layout" draw:type="curve" svg:x1="18.034cm" svg:y1="6.477cm" svg:x2="14.732cm" svg:y2="4.572cm" draw:start-shape="id5" draw:start-glue-point="5" draw:end-shape="id4" draw:end-glue-point="7" svg:d="M18034 6477c-2475 0-824-1905-3302-1905" svg:viewBox="0 0 3303 1906">
          <text:p/>
        </draw:connector>
        <draw:custom-shape draw:style-name="gr7" draw:text-style-name="P2" draw:layer="layout" svg:width="1.016cm" svg:height="2.54cm" svg:x="12.192cm" svg:y="8.8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2" draw:layer="layout" svg:width="4.826cm" svg:height="2.032cm" svg:x="13.716cm" svg:y="9.144cm">
          <text:p text:style-name="P2">User Input</text:p>
          <text:p text:style-name="P2">Tim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318cm" svg:height="4.572cm" svg:x="10.16cm" svg:y="11.684cm">
          <text:p text:style-name="P2">B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2.54cm" svg:height="2.794cm" svg:x="15.748cm" svg:y="12.446cm">
          <text:p text:style-name="P2">LiM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6" draw:text-style-name="P1" draw:layer="layout" draw:type="curve" svg:x1="15.748cm" svg:y1="13.843cm" svg:x2="14.478cm" svg:y2="13.97cm" draw:start-shape="id6" draw:start-glue-point="5" draw:end-shape="id7" draw:end-glue-point="7" svg:d="M15748 13843c-951 0-316 127-1270 127" svg:viewBox="0 0 1271 128">
          <text:p/>
        </draw:connector>
        <draw:connector draw:style-name="gr3" draw:text-style-name="P1" draw:layer="layout" svg:x1="22.098cm" svg:y1="13.97cm" svg:x2="26.408cm" svg:y2="13.96cm" draw:start-shape="id8" svg:d="M22098 13970h2406v-10h1904" svg:viewBox="0 0 4311 11">
          <text:p/>
        </draw:connector>
        <draw:custom-shape draw:style-name="gr4" draw:text-style-name="P2" draw:layer="layout" svg:width="2.286cm" svg:height="3.302cm" svg:x="23.114cm" svg:y="14.224cm">
          <text:p text:style-name="P2">.lime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9" draw:text-style-name="P1" xml:id="id8" draw:id="id8" draw:layer="layout" svg:width="12.192cm" svg:height="4.572cm" svg:x="9.906cm" svg:y="11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716cm" svg:height="18.796cm" svg:x="8.89cm" svg:y="0.254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6.858cm" svg:height="0.962cm" svg:x="12.192cm" svg:y="17.526cm">
          <draw:text-box>
            <text:p text:style-name="P2">VM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8T14:53:14.469735041</meta:creation-date>
    <dc:date>2017-06-28T14:35:11.008575008</dc:date>
    <meta:editing-duration>PT14M22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